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1" style:family="table">
      <style:table-properties style:width="4.233cm" table:align="left"/>
    </style:style>
    <style:style style:name="Tabela1.A" style:family="table-column">
      <style:table-column-properties style:column-width="1.217cm"/>
    </style:style>
    <style:style style:name="Tabela1.B" style:family="table-column">
      <style:table-column-properties style:column-width="3.016cm"/>
    </style:style>
    <style:style style:name="Tabela1.A1" style:family="table-cell">
      <style:table-cell-properties fo:padding="0.049cm" fo:border-left="0.75pt solid #808080" fo:border-right="none" fo:border-top="0.75pt solid #808080" fo:border-bottom="0.05pt solid #808080"/>
    </style:style>
    <style:style style:name="Tabela1.B1" style:family="table-cell">
      <style:table-cell-properties fo:padding="0.049cm" fo:border-left="0.05pt solid #808080" fo:border-right="0.75pt solid #808080" fo:border-top="0.75pt solid #808080" fo:border-bottom="0.05pt solid #808080"/>
    </style:style>
    <style:style style:name="Tabela1.2" style:family="table-row">
      <style:table-row-properties style:min-row-height="0.439cm"/>
    </style:style>
    <style:style style:name="Tabela1.A2" style:family="table-cell">
      <style:table-cell-properties fo:padding="0.049cm" fo:border-left="0.75pt solid #808080" fo:border-right="none" fo:border-top="none" fo:border-bottom="0.05pt solid #808080"/>
    </style:style>
    <style:style style:name="Tabela1.B2" style:family="table-cell">
      <style:table-cell-properties fo:padding="0.049cm" fo:border-left="0.05pt solid #808080" fo:border-right="0.75pt solid #808080" fo:border-top="none" fo:border-bottom="0.05pt solid #808080"/>
    </style:style>
    <style:style style:name="Tabela1.A5" style:family="table-cell">
      <style:table-cell-properties fo:padding="0.049cm" fo:border-left="0.75pt solid #808080" fo:border-right="none" fo:border-top="none" fo:border-bottom="0.75pt solid #808080"/>
    </style:style>
    <style:style style:name="Tabela1.B5" style:family="table-cell">
      <style:table-cell-properties fo:padding="0.049cm" fo:border-left="0.05pt solid #808080" fo:border-right="0.75pt solid #808080" fo:border-top="none" fo:border-bottom="0.75pt solid #808080"/>
    </style:style>
    <style:style style:name="Tabela2" style:family="table">
      <style:table-properties style:width="6.509cm" table:align="left"/>
    </style:style>
    <style:style style:name="Tabela2.A" style:family="table-column">
      <style:table-column-properties style:column-width="1.217cm"/>
    </style:style>
    <style:style style:name="Tabela2.B" style:family="table-column">
      <style:table-column-properties style:column-width="5.292cm"/>
    </style:style>
    <style:style style:name="Tabela2.A1" style:family="table-cell">
      <style:table-cell-properties fo:padding="0.049cm" fo:border-left="0.75pt solid #808080" fo:border-right="none" fo:border-top="0.75pt solid #808080" fo:border-bottom="0.05pt solid #808080"/>
    </style:style>
    <style:style style:name="Tabela2.B1" style:family="table-cell">
      <style:table-cell-properties fo:padding="0.049cm" fo:border-left="0.05pt solid #808080" fo:border-right="0.75pt solid #808080" fo:border-top="0.75pt solid #808080" fo:border-bottom="0.05pt solid #808080"/>
    </style:style>
    <style:style style:name="Tabela2.A2" style:family="table-cell">
      <style:table-cell-properties fo:padding="0.049cm" fo:border-left="0.75pt solid #808080" fo:border-right="none" fo:border-top="none" fo:border-bottom="0.05pt solid #808080"/>
    </style:style>
    <style:style style:name="Tabela2.B2" style:family="table-cell">
      <style:table-cell-properties fo:padding="0.049cm" fo:border-left="0.05pt solid #808080" fo:border-right="0.75pt solid #808080" fo:border-top="none" fo:border-bottom="0.05pt solid #808080"/>
    </style:style>
    <style:style style:name="Tabela2.A5" style:family="table-cell">
      <style:table-cell-properties fo:padding="0.049cm" fo:border-left="0.75pt solid #808080" fo:border-right="none" fo:border-top="none" fo:border-bottom="0.75pt solid #808080"/>
    </style:style>
    <style:style style:name="Tabela2.B5" style:family="table-cell">
      <style:table-cell-properties fo:padding="0.049cm" fo:border-left="0.05pt solid #808080" fo:border-right="0.75pt solid #808080" fo:border-top="none" fo:border-bottom="0.75pt solid #808080"/>
    </style:style>
    <style:style style:name="Tabela3" style:family="table">
      <style:table-properties style:width="6.509cm" table:align="left"/>
    </style:style>
    <style:style style:name="Tabela3.A" style:family="table-column">
      <style:table-column-properties style:column-width="1.217cm"/>
    </style:style>
    <style:style style:name="Tabela3.B" style:family="table-column">
      <style:table-column-properties style:column-width="5.292cm"/>
    </style:style>
    <style:style style:name="Tabela3.A1" style:family="table-cell">
      <style:table-cell-properties fo:padding="0.049cm" fo:border-left="0.75pt solid #808080" fo:border-right="none" fo:border-top="0.75pt solid #808080" fo:border-bottom="0.05pt solid #808080"/>
    </style:style>
    <style:style style:name="Tabela3.B1" style:family="table-cell">
      <style:table-cell-properties fo:padding="0.049cm" fo:border-left="0.05pt solid #808080" fo:border-right="0.75pt solid #808080" fo:border-top="0.75pt solid #808080" fo:border-bottom="0.05pt solid #808080"/>
    </style:style>
    <style:style style:name="Tabela3.A2" style:family="table-cell">
      <style:table-cell-properties fo:padding="0.049cm" fo:border-left="0.75pt solid #808080" fo:border-right="none" fo:border-top="none" fo:border-bottom="0.05pt solid #808080"/>
    </style:style>
    <style:style style:name="Tabela3.B2" style:family="table-cell">
      <style:table-cell-properties fo:padding="0.049cm" fo:border-left="0.05pt solid #808080" fo:border-right="0.75pt solid #808080" fo:border-top="none" fo:border-bottom="0.05pt solid #808080"/>
    </style:style>
    <style:style style:name="Tabela3.A6" style:family="table-cell">
      <style:table-cell-properties fo:padding="0.049cm" fo:border-left="0.75pt solid #808080" fo:border-right="none" fo:border-top="none" fo:border-bottom="0.75pt solid #808080"/>
    </style:style>
    <style:style style:name="Tabela3.B6" style:family="table-cell">
      <style:table-cell-properties fo:padding="0.049cm" fo:border-left="0.05pt solid #808080" fo:border-right="0.75pt solid #808080" fo:border-top="none" fo:border-bottom="0.75pt solid #808080"/>
    </style:style>
    <style:style style:name="Tabela4" style:family="table">
      <style:table-properties style:width="6.509cm" table:align="left"/>
    </style:style>
    <style:style style:name="Tabela4.A" style:family="table-column">
      <style:table-column-properties style:column-width="1.217cm"/>
    </style:style>
    <style:style style:name="Tabela4.B" style:family="table-column">
      <style:table-column-properties style:column-width="5.292cm"/>
    </style:style>
    <style:style style:name="Tabela4.A1" style:family="table-cell">
      <style:table-cell-properties fo:padding="0.049cm" fo:border-left="0.75pt solid #808080" fo:border-right="none" fo:border-top="0.75pt solid #808080" fo:border-bottom="0.05pt solid #808080"/>
    </style:style>
    <style:style style:name="Tabela4.B1" style:family="table-cell">
      <style:table-cell-properties fo:padding="0.049cm" fo:border-left="0.05pt solid #808080" fo:border-right="0.75pt solid #808080" fo:border-top="0.75pt solid #808080" fo:border-bottom="0.05pt solid #808080"/>
    </style:style>
    <style:style style:name="Tabela4.A2" style:family="table-cell">
      <style:table-cell-properties fo:padding="0.049cm" fo:border-left="0.75pt solid #808080" fo:border-right="none" fo:border-top="none" fo:border-bottom="0.05pt solid #808080"/>
    </style:style>
    <style:style style:name="Tabela4.B2" style:family="table-cell">
      <style:table-cell-properties fo:padding="0.049cm" fo:border-left="0.05pt solid #808080" fo:border-right="0.75pt solid #808080" fo:border-top="none" fo:border-bottom="0.05pt solid #808080"/>
    </style:style>
    <style:style style:name="Tabela4.4" style:family="table-row">
      <style:table-row-properties style:min-row-height="0.173cm"/>
    </style:style>
    <style:style style:name="Tabela4.5" style:family="table-row">
      <style:table-row-properties style:min-row-height="0.118cm"/>
    </style:style>
    <style:style style:name="Tabela4.A5" style:family="table-cell">
      <style:table-cell-properties fo:padding="0.049cm" fo:border-left="0.75pt solid #808080" fo:border-right="none" fo:border-top="none" fo:border-bottom="0.75pt solid #808080"/>
    </style:style>
    <style:style style:name="Tabela4.B5" style:family="table-cell">
      <style:table-cell-properties fo:padding="0.049cm" fo:border-left="0.05pt solid #808080" fo:border-right="0.75pt solid #808080" fo:border-top="none" fo:border-bottom="0.75pt solid #808080"/>
    </style:style>
    <style:style style:name="P1" style:family="paragraph" style:parent-style-name="Standard">
      <style:text-properties fo:font-size="9pt" style:font-size-asian="9pt" style:font-size-complex="9pt"/>
    </style:style>
    <style:style style:name="P2" style:family="paragraph" style:parent-style-name="Standard">
      <style:text-properties fo:font-size="9pt" officeooo:rsid="0005a106" officeooo:paragraph-rsid="0005a106" style:font-size-asian="9pt" style:font-size-complex="9pt"/>
    </style:style>
    <style:style style:name="P3" style:family="paragraph" style:parent-style-name="Standard">
      <style:text-properties fo:font-size="9pt" officeooo:rsid="000bd8a4" officeooo:paragraph-rsid="000bd8a4" style:font-size-asian="9pt" style:font-size-complex="9pt"/>
    </style:style>
    <style:style style:name="P4" style:family="paragraph" style:parent-style-name="Standard">
      <style:text-properties fo:font-size="9pt" officeooo:rsid="000cd52c" officeooo:paragraph-rsid="000cd52c" style:font-size-asian="9pt" style:font-size-complex="9pt"/>
    </style:style>
    <style:style style:name="P5" style:family="paragraph" style:parent-style-name="Standard">
      <style:text-properties fo:font-size="9pt" fo:font-weight="bold" style:font-size-asian="9pt" style:font-weight-asian="bold" style:font-size-complex="9pt" style:font-weight-complex="bold"/>
    </style:style>
    <style:style style:name="P6" style:family="paragraph" style:parent-style-name="Standard">
      <style:text-properties fo:font-size="9pt" fo:font-weight="bold" officeooo:rsid="00077a23" officeooo:paragraph-rsid="00077a23" style:font-size-asian="9pt" style:font-weight-asian="bold" style:font-size-complex="9pt" style:font-weight-complex="bold"/>
    </style:style>
    <style:style style:name="P7" style:family="paragraph" style:parent-style-name="Text_20_body">
      <style:text-properties fo:font-size="9pt" fo:font-weight="bold" style:font-size-asian="9pt" style:font-weight-asian="bold" style:font-size-complex="9pt" style:font-weight-complex="bold"/>
    </style:style>
    <style:style style:name="P8" style:family="paragraph" style:parent-style-name="Preformatted_20_Text">
      <style:text-properties fo:font-size="9pt" style:font-size-asian="9pt" style:font-size-complex="9pt"/>
    </style:style>
    <style:style style:name="P9" style:family="paragraph" style:parent-style-name="Preformatted_20_Text">
      <style:text-properties fo:font-size="7pt" style:font-size-asian="7pt" style:font-size-complex="7pt"/>
    </style:style>
    <style:style style:name="P10" style:family="paragraph" style:parent-style-name="Preformatted_20_Text">
      <style:text-properties fo:font-size="7pt" officeooo:paragraph-rsid="0005a106" style:font-size-asian="7pt" style:font-size-complex="7pt"/>
    </style:style>
    <style:style style:name="P11" style:family="paragraph" style:parent-style-name="Preformatted_20_Text">
      <style:text-properties fo:font-size="6pt" style:font-size-asian="6pt" style:font-size-complex="6pt"/>
    </style:style>
    <style:style style:name="P12" style:family="paragraph" style:parent-style-name="Preformatted_20_Text">
      <style:text-properties fo:font-size="6pt" officeooo:paragraph-rsid="0005a106" style:font-size-asian="6pt" style:font-size-complex="6pt"/>
    </style:style>
    <style:style style:name="P13" style:family="paragraph" style:parent-style-name="Preformatted_20_Text">
      <style:text-properties fo:font-size="6pt" officeooo:rsid="00077a23" officeooo:paragraph-rsid="00077a23" style:font-size-asian="6pt" style:font-size-complex="6pt"/>
    </style:style>
    <style:style style:name="P14" style:family="paragraph" style:parent-style-name="Preformatted_20_Text">
      <style:paragraph-properties fo:margin-top="0cm" fo:margin-bottom="0.499cm" loext:contextual-spacing="false"/>
      <style:text-properties fo:font-size="6pt" style:font-size-asian="6pt" style:font-size-complex="6pt"/>
    </style:style>
    <style:style style:name="P15" style:family="paragraph" style:parent-style-name="Heading_20_2">
      <style:text-properties fo:font-size="9pt" style:font-size-asian="9pt" style:font-size-complex="9pt"/>
    </style:style>
    <style:style style:name="P16" style:family="paragraph" style:parent-style-name="Table_20_Contents">
      <style:text-properties fo:font-size="6pt" style:font-size-asian="6pt" style:font-size-complex="6pt"/>
    </style:style>
    <style:style style:name="P17" style:family="paragraph" style:parent-style-name="Standard">
      <style:text-properties fo:font-size="9pt" style:font-size-asian="9pt" style:font-size-complex="9pt"/>
    </style:style>
    <style:style style:name="P18" style:family="paragraph" style:parent-style-name="Standard">
      <style:text-properties fo:font-size="10pt" style:font-size-asian="10pt" style:font-size-complex="10pt"/>
    </style:style>
    <style:style style:name="P19" style:family="paragraph" style:parent-style-name="Text_20_body">
      <style:text-properties fo:font-size="10pt" style:font-size-asian="10pt" style:font-size-complex="10pt"/>
    </style:style>
    <style:style style:name="P20" style:family="paragraph">
      <style:paragraph-properties fo:break-before="page"/>
    </style:style>
    <style:style style:name="P21" style:family="paragraph" style:list-style-name="L1"/>
    <style:style style:name="P22" style:family="paragraph" style:parent-style-name="Preformatted_20_Text">
      <style:text-properties fo:font-size="9pt" fo:font-weight="bold" officeooo:paragraph-rsid="0005a106" style:font-size-asian="9pt" style:font-weight-asian="bold" style:font-size-complex="9pt" style:font-weight-complex="bold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5a106" style:font-weight-asian="normal" style:font-weight-complex="normal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fo:font-size="6pt" officeooo:rsid="00088555" style:font-size-asian="6pt" style:font-size-complex="6pt"/>
    </style:style>
    <style:style style:name="T7" style:family="text">
      <style:text-properties fo:font-size="10pt" style:font-size-asian="10pt" style:font-size-complex="10pt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ção1"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P16">+</text:p>
            </table:table-cell>
            <table:table-cell table:style-name="Tabela1.B1" office:value-type="string">
              <text:p text:style-name="P16">Adição</text:p>
            </table:table-cell>
          </table:table-row>
          <table:table-row table:style-name="Tabela1.2">
            <table:table-cell table:style-name="Tabela1.A2" office:value-type="string">
              <text:p text:style-name="P16">–</text:p>
            </table:table-cell>
            <table:table-cell table:style-name="Tabela1.B2" office:value-type="string">
              <text:p text:style-name="P16">Subtração</text:p>
            </table:table-cell>
          </table:table-row>
          <table:table-row>
            <table:table-cell table:style-name="Tabela1.A2" office:value-type="string">
              <text:p text:style-name="P16">*</text:p>
            </table:table-cell>
            <table:table-cell table:style-name="Tabela1.B2" office:value-type="string">
              <text:p text:style-name="P16">Multiplicação</text:p>
            </table:table-cell>
          </table:table-row>
          <table:table-row>
            <table:table-cell table:style-name="Tabela1.A2" office:value-type="string">
              <text:p text:style-name="P16">/</text:p>
            </table:table-cell>
            <table:table-cell table:style-name="Tabela1.B2" office:value-type="string">
              <text:p text:style-name="P16">Divisão</text:p>
            </table:table-cell>
          </table:table-row>
          <table:table-row>
            <table:table-cell table:style-name="Tabela1.A5" office:value-type="string">
              <text:p text:style-name="P16">%</text:p>
            </table:table-cell>
            <table:table-cell table:style-name="Tabela1.B5" office:value-type="string">
              <text:p text:style-name="P16">Resto da divisão</text:p>
            </table:table-cell>
          </table:table-row>
        </table:table>
        <table:table table:name="Tabela2" table:style-name="Tabela2">
          <table:table-column table:style-name="Tabela2.A"/>
          <table:table-column table:style-name="Tabela2.B"/>
          <table:table-row>
            <table:table-cell table:style-name="Tabela2.A1" office:value-type="string">
              <text:p text:style-name="P16">=</text:p>
            </table:table-cell>
            <table:table-cell table:style-name="Tabela2.B1" office:value-type="string">
              <text:p text:style-name="P16">Atribuição simples</text:p>
            </table:table-cell>
          </table:table-row>
          <table:table-row>
            <table:table-cell table:style-name="Tabela2.A2" office:value-type="string">
              <text:p text:style-name="P16">+=</text:p>
            </table:table-cell>
            <table:table-cell table:style-name="Tabela2.B2" office:value-type="string">
              <text:p text:style-name="P16">Atribuição com adição</text:p>
            </table:table-cell>
          </table:table-row>
          <table:table-row>
            <table:table-cell table:style-name="Tabela2.A2" office:value-type="string">
              <text:p text:style-name="P16">-=</text:p>
            </table:table-cell>
            <table:table-cell table:style-name="Tabela2.B2" office:value-type="string">
              <text:p text:style-name="P16">Atribuição com subtração</text:p>
            </table:table-cell>
          </table:table-row>
          <table:table-row>
            <table:table-cell table:style-name="Tabela2.A2" office:value-type="string">
              <text:p text:style-name="P16">*=</text:p>
            </table:table-cell>
            <table:table-cell table:style-name="Tabela2.B2" office:value-type="string">
              <text:p text:style-name="P16">Atribuição com multiplicação</text:p>
            </table:table-cell>
          </table:table-row>
          <table:table-row>
            <table:table-cell table:style-name="Tabela2.A5" office:value-type="string">
              <text:p text:style-name="P16">/=</text:p>
            </table:table-cell>
            <table:table-cell table:style-name="Tabela2.B5" office:value-type="string">
              <text:p text:style-name="P16">Atribuição com divisão</text:p>
            </table:table-cell>
          </table:table-row>
        </table:table>
        <table:table table:name="Tabela3" table:style-name="Tabela3">
          <table:table-column table:style-name="Tabela3.A"/>
          <table:table-column table:style-name="Tabela3.B"/>
          <table:table-row>
            <table:table-cell table:style-name="Tabela3.A1" office:value-type="string">
              <text:p text:style-name="P16">==</text:p>
            </table:table-cell>
            <table:table-cell table:style-name="Tabela3.B1" office:value-type="string">
              <text:p text:style-name="P16">Igual a</text:p>
            </table:table-cell>
          </table:table-row>
          <table:table-row>
            <table:table-cell table:style-name="Tabela3.A2" office:value-type="string">
              <text:p text:style-name="P16">!=</text:p>
            </table:table-cell>
            <table:table-cell table:style-name="Tabela3.B2" office:value-type="string">
              <text:p text:style-name="P16">Diferente de</text:p>
            </table:table-cell>
          </table:table-row>
          <table:table-row>
            <table:table-cell table:style-name="Tabela3.A2" office:value-type="string">
              <text:p text:style-name="P16">&lt;</text:p>
            </table:table-cell>
            <table:table-cell table:style-name="Tabela3.B2" office:value-type="string">
              <text:p text:style-name="P16">Menor que</text:p>
            </table:table-cell>
          </table:table-row>
          <table:table-row>
            <table:table-cell table:style-name="Tabela3.A2" office:value-type="string">
              <text:p text:style-name="P16"> &gt;</text:p>
            </table:table-cell>
            <table:table-cell table:style-name="Tabela3.B2" office:value-type="string">
              <text:p text:style-name="P16">Maior que</text:p>
            </table:table-cell>
          </table:table-row>
          <table:table-row>
            <table:table-cell table:style-name="Tabela3.A2" office:value-type="string">
              <text:p text:style-name="P16">&lt;=</text:p>
            </table:table-cell>
            <table:table-cell table:style-name="Tabela3.B2" office:value-type="string">
              <text:p text:style-name="P16">Menor ou igual a</text:p>
            </table:table-cell>
          </table:table-row>
          <table:table-row>
            <table:table-cell table:style-name="Tabela3.A6" office:value-type="string">
              <text:p text:style-name="P16">&gt;=</text:p>
            </table:table-cell>
            <table:table-cell table:style-name="Tabela3.B6" office:value-type="string">
              <text:p text:style-name="P16">Maior ou igual a</text:p>
            </table:table-cell>
          </table:table-row>
        </table:table>
        <table:table table:name="Tabela4" table:style-name="Tabela4">
          <table:table-column table:style-name="Tabela4.A"/>
          <table:table-column table:style-name="Tabela4.B"/>
          <table:table-row>
            <table:table-cell table:style-name="Tabela4.A1" office:value-type="string">
              <text:p text:style-name="P16">and</text:p>
            </table:table-cell>
            <table:table-cell table:style-name="Tabela4.B1" office:value-type="string">
              <text:p text:style-name="P16">“e” lógico</text:p>
            </table:table-cell>
          </table:table-row>
          <table:table-row>
            <table:table-cell table:style-name="Tabela4.A2" office:value-type="string">
              <text:p text:style-name="P16">&amp;&amp;</text:p>
            </table:table-cell>
            <table:table-cell table:style-name="Tabela4.B2" office:value-type="string">
              <text:p text:style-name="P16">“e” lógico</text:p>
            </table:table-cell>
          </table:table-row>
          <table:table-row>
            <table:table-cell table:style-name="Tabela4.A2" office:value-type="string">
              <text:p text:style-name="P16">or</text:p>
            </table:table-cell>
            <table:table-cell table:style-name="Tabela4.B2" office:value-type="string">
              <text:p text:style-name="P16">“ou” lógico</text:p>
            </table:table-cell>
          </table:table-row>
          <table:table-row table:style-name="Tabela4.4">
            <table:table-cell table:style-name="Tabela4.A2" office:value-type="string">
              <text:p text:style-name="P16">||</text:p>
            </table:table-cell>
            <table:table-cell table:style-name="Tabela4.B2" office:value-type="string">
              <text:p text:style-name="P16">“ou” lógico</text:p>
            </table:table-cell>
          </table:table-row>
          <table:table-row table:style-name="Tabela4.5">
            <table:table-cell table:style-name="Tabela4.A5" office:value-type="string">
              <text:p text:style-name="P16">!</text:p>
            </table:table-cell>
            <table:table-cell table:style-name="Tabela4.B5" office:value-type="string">
              <text:p text:style-name="P16">Não (inversão)</text:p>
            </table:table-cell>
          </table:table-row>
        </table:table>
        <text:p text:style-name="P8">// para comentar uma única linha</text:p>
        <text:p text:style-name="P8">/* para comentar mais de um linha */</text:p>
        <text:p text:style-name="P11">&lt;html&gt;</text:p>
        <text:p text:style-name="P11"><text:s text:c="5"/>&lt;head&gt;</text:p>
        <text:p text:style-name="P11"><text:s text:c="10"/>&lt;title&gt;Exemplo 2 – Função php para data&lt;/title&gt;</text:p>
        <text:p text:style-name="P11"><text:s text:c="5"/>&lt;/head&gt;</text:p>
        <text:p text:style-name="P11"><text:s text:c="5"/>&lt;body&gt;</text:p>
        <text:p text:style-name="P11"><text:s text:c="5"/>&lt;?php</text:p>
        <text:p text:style-name="P9"><text:s text:c="10"/><text:span text:style-name="T2">$data = date ("d/m/y", time() );</text:span></text:p>
        <text:p text:style-name="P11"><text:s text:c="5"/>?&gt;</text:p>
        <text:p text:style-name="P11"><text:s text:c="5"/>&lt;h1&gt;Hoje é dia</text:p>
        <text:p text:style-name="P9"><text:s text:c="5"/>&lt;?php</text:p>
        <text:p text:style-name="P9"><text:s text:c="10"/><text:span text:style-name="T2">echo $data;</text:span></text:p>
        <text:p text:style-name="P9"><text:s text:c="5"/>?&gt;</text:p>
        <text:p text:style-name="P11"><text:s text:c="5"/>&lt;/h1&gt;&gt;</text:p>
        <text:p text:style-name="P11"><text:s text:c="5"/>&lt;/body&gt;</text:p>
        <text:p text:style-name="P11">&lt;/html&gt;</text:p>
        <text:p text:style-name="P7">Criação e manipulação de variáveis</text:p>
        <text:p text:style-name="P9">&lt;?php</text:p>
        <text:p text:style-name="P9">$base = 10;</text:p>
        <text:p text:style-name="P9">$altura = 20;</text:p>
        <text:p text:style-name="P9">$area = $base * $altura;</text:p>
        <text:p text:style-name="P9"><text:s text:c="5"/>echo "&lt;p&gt;O valor da área é $area&lt;/p&gt;";</text:p>
        <text:p text:style-name="P9"/>
        <text:p text:style-name="P9">$pais = "Brasil";</text:p>
        <text:p text:style-name="P9">$frase = "O $pais é o país do futebol";</text:p>
        <text:p text:style-name="P9"><text:s text:c="5"/>echo "&lt;p&gt;$frase&lt;/p&gt;";</text:p>
        <text:p text:style-name="P10">?&gt;</text:p>
        <text:p text:style-name="P22">Criação de array</text:p>
        <text:p text:style-name="P9">$vetor = array(10, 50, 150);</text:p>
        <text:p text:style-name="P9">var_dump($vetor);</text:p>
        <text:p text:style-name="P9"/>
        <text:p text:style-name="P9">$carro = array("Gol", 2008, "branco", "gasolina");</text:p>
        <text:p text:style-name="P9">var_dump($carro);</text:p>
        <text:h text:style-name="Heading_20_3" text:outline-level="3"><text:span text:style-name="Strong_20_Emphasis"><text:span text:style-name="T1">If… else</text:span></text:span></text:h>
        <text:p text:style-name="P11">&lt;?php</text:p>
        <text:p text:style-name="P11">$a = 1;</text:p>
        <text:p text:style-name="P11">if ($a == 5){</text:p>
        <text:p text:style-name="P11"><text:s text:c="5"/>echo "$a é igual a 5";</text:p>
        <text:p text:style-name="P11">}</text:p>
        <text:p text:style-name="P11">else</text:p>
        <text:p text:style-name="P11">{</text:p>
        <text:p text:style-name="P11"><text:s text:c="5"/>echo "$a não é igual a 5";</text:p>
        <text:p text:style-name="P11">}</text:p>
        <text:p text:style-name="P12">?&gt;</text:p>
        <text:h text:style-name="Heading_20_3" text:outline-level="3"><text:span text:style-name="Strong_20_Emphasis"><text:span text:style-name="T1">While</text:span></text:span></text:h>
        <text:p text:style-name="P9">&lt;?php</text:p>
        <text:p text:style-name="P9">$a = 1;</text:p>
        <text:p text:style-name="P9">while ($a &lt; 5){</text:p>
        <text:p text:style-name="P9"><text:s text:c="5"/>print $a;</text:p>
        <text:p text:style-name="P9"><text:s text:c="5"/>$a++;</text:p>
        <text:p text:style-name="P9">}</text:p>
        <text:p text:style-name="P9">?&gt;</text:p>
        <text:h text:style-name="Heading_20_3" text:outline-level="3"><text:span text:style-name="Strong_20_Emphasis"><text:span text:style-name="T1">For</text:span></text:span></text:h>
        <text:p text:style-name="P9">&lt;?php</text:p>
        <text:p text:style-name="P9">for ($i = 1; $ &lt;= 10; $i++){</text:p>
        <text:p text:style-name="P9"><text:s text:c="5"/>print $i;</text:p>
        <text:p text:style-name="P9">}</text:p>
        <text:p text:style-name="P9">?&gt;</text:p>
        <text:h text:style-name="Heading_20_3" text:outline-level="3"><text:span text:style-name="Strong_20_Emphasis"><text:span text:style-name="T1">Switch</text:span></text:span></text:h>
        <text:p text:style-name="P11">$opcao = 's';</text:p>
        <text:p text:style-name="P11">switch ($opcao) {</text:p>
        <text:p text:style-name="P11">case 's':</text:p>
        <text:p text:style-name="P11"><text:s text:c="5"/>echo "Você escolheu a opção $opcao";</text:p>
        <text:p text:style-name="P11"><text:s text:c="5"/>break;</text:p>
        <text:p text:style-name="P11">case 'n':</text:p>
        <text:p text:style-name="P11"><text:s text:c="5"/>echo "Você escolheu a opção $opcao";</text:p>
        <text:p text:style-name="P11"><text:s text:c="5"/>break;</text:p>
        <text:p text:style-name="P11">default:</text:p>
        <text:p text:style-name="P11"><text:s text:c="5"/>echo "Você não escolheu nenhuma das opções";</text:p>
        <text:p text:style-name="P11"><text:s text:c="5"/>break;</text:p>
        <text:p text:style-name="P11">}</text:p>
        <text:p text:style-name="P11">?&gt;</text:p>
        <text:h text:style-name="Heading_20_3" text:outline-level="3"><text:span text:style-name="Strong_20_Emphasis"><text:span text:style-name="T1">Função</text:span></text:span></text:h>
        <text:p text:style-name="P11">&lt;?php</text:p>
        <text:p text:style-name="P11">function Calcula($base, $altura)</text:p>
        <text:p text:style-name="P11">{</text:p>
        <text:p text:style-name="P11"><text:s text:c="5"/>$area = $base * $altura;</text:p>
        <text:p text:style-name="P11"><text:s text:c="5"/>echo "&lt;p&gt;O valor da área é $area&lt;/p&gt;";</text:p>
        <text:p text:style-name="P11">}</text:p>
        <text:p text:style-name="P11"/>
        <text:p text:style-name="P11">$valor1 = 10;</text:p>
        <text:p text:style-name="P11">$valor2 = 20;</text:p>
        <text:p text:style-name="P11"/>
        <text:p text:style-name="P11">Calcula($valor1, $valor2);</text:p>
        <text:p text:style-name="P11">?&gt;</text:p>
        <text:p text:style-name="P1"/>
        <text:p text:style-name="P5">Concatenação</text:p>
        <text:p text:style-name="P9">&lt;?php</text:p>
        <text:p text:style-name="P9">$a = 1000;</text:p>
        <text:p text:style-name="P9"><text:s text:c="5"/>echo 'O salário é' . $a . 'reais';</text:p>
        <text:p text:style-name="P9"><text:s text:c="5"/>echo "O salário é $a reais";</text:p>
        <text:p text:style-name="P9">?&gt;</text:p>
        <text:p text:style-name="P2">Tamanho de uma string além do strlen()</text:p>
        <text:p text:style-name="P11">if( !isset( $senha[5] ) ) {</text:p>
        <text:p text:style-name="P11"><text:s text:c="3"/>echo 'Sua senha deve possuir no mínimo 6 caracteres!';</text:p>
        <text:p text:style-name="P14">}</text:p>
        <text:p text:style-name="P8">echo str_pad( '9', 10, '0', STR_PAD_LEFT ); // 0000000009</text:p>
        <text:h text:style-name="P15" text:outline-level="2">função list() <text:span text:style-name="T3">- </text:span><text:span text:style-name="T4">pega</text:span><text:span text:style-name="T3"> os valores de um array e criar variáveis </text:span><text:span text:style-name="T4">c/</text:span><text:span text:style-name="T3"> eles.</text:span></text:h>
        <text:p text:style-name="P11">$localizacao = array( 'Brasil', 'RJ', 'Rio de Janeiro', 'Centro' );</text:p>
        <text:p text:style-name="P11">$list( $pais, $estado, $cidade, $bairro ) = $localizacao;</text:p>
        <text:p text:style-name="P11">// índices não-numéricos</text:p>
        <text:p text:style-name="P11">$bd_config = array();</text:p>
        <text:p text:style-name="P11">$bd_config['usuario'] = 'root';</text:p>
        <text:p text:style-name="P11">$bd_config['senha'] = 'root';</text:p>
        <text:p text:style-name="P11">$bd_config['banco'] = 'teste';</text:p>
        <text:p text:style-name="P14">list( $usuario, $senha, $banco ) = array_values( $bd_config );</text:p>
        <text:p text:style-name="P6">Arrays por um índice</text:p>
        <text:p text:style-name="P13">function ordenaPontos( $a, $b ) {</text:p>
        <text:p text:style-name="P11"><text:s text:c="4"/>if ( $a['pontos'] == $b['pontos'] ) {</text:p>
        <text:p text:style-name="P11"><text:s text:c="8"/>return 0;</text:p>
        <text:p text:style-name="P11"><text:s text:c="4"/>}</text:p>
        <text:p text:style-name="P11"><text:s text:c="4"/>return ( $a['pontos'] &lt; $b['pontos'] ) ? -1 : 1;</text:p>
        <text:p text:style-name="P11">}</text:p>
        <text:p text:style-name="P11">$ranking = array(</text:p>
        <text:p text:style-name="P11"><text:s text:c="4"/>0 =&gt; array( 'nome' =&gt; 'Davi', 'pontos' =&gt; 2 ),</text:p>
        <text:p text:style-name="P11"><text:s text:c="4"/>1 =&gt; array( 'nome' =&gt; 'Letícia', 'pontos' =&gt; 4 ),</text:p>
        <text:p text:style-name="P11"><text:s text:c="4"/>2 =&gt; array( 'nome' =&gt; 'Francisco', 'pontos' =&gt; 1 ),</text:p>
        <text:p text:style-name="P11"><text:s text:c="4"/>3 =&gt; array( 'nome' =&gt; 'Cecília', 'pontos' =&gt; 3 ),</text:p>
        <text:p text:style-name="P11">)</text:p>
        <text:p text:style-name="P14">usort( $ranking, 'ordenaPontos' );</text:p>
        <text:p text:style-name="Preformatted_20_Text">Substituindo a primeira ocorrência</text:p>
        <text:p text:style-name="P11">$string = 'teste string de teste';</text:p>
        <text:p text:style-name="P11">echo preg_replace( '/teste/', 'teste2', $string, 1 ); // 'teste2 string de teste'</text:p>
        <text:p text:style-name="Preformatted_20_Text"/>
        <text:p text:style-name="Preformatted_20_Text">saber se par ou ímpar</text:p>
        <text:p text:style-name="Preformatted_20_Text"><text:span text:style-name="Source_20_Text"><text:span text:style-name="T5">&lt;?php<text:line-break/>$n = 5;<text:line-break/>echo ($n &amp; 1) ? "ímpar" : "par"; <text:s text:c="2"/>–-</text:span></text:span><text:span text:style-name="Source_20_Text"><text:span text:style-name="T6">AND </text:span></text:span><text:span text:style-name="Source_20_Text"><text:span text:style-name="T5"><text:line-break/>?&gt;</text:span></text:span></text:p>
        <text:p text:style-name="Standard"/>
        <text:p text:style-name="P1"/>
        <text:p text:style-name="P1"/>
        <text:p text:style-name="P3">php inclui classes automaticamente</text:p>
        <text:p text:style-name="P4">spl_autoload_register('carregarArquivoDaClasse');</text:p>
        <text:p text:style-name="P1"/>
        <text:p text:style-name="P1"/>
        <text:p><text:span text:style-name="T7">De forma simplificada, </text:span><text:span text:style-name="Source_20_Text"><text:span text:style-name="T7">$this</text:span></text:span><text:span text:style-name="T7"> se refere ao objeto (instância) atual, e </text:span><text:span text:style-name="Source_20_Text"><text:span text:style-name="T7">self</text:span></text:span><text:span text:style-name="T7"> se refere à classe. Portanto, como regra geral, usa-se </text:span><text:span text:style-name="Source_20_Text"><text:span text:style-name="T7">$this</text:span></text:span><text:span text:style-name="T7"> para acessar membros (atributos, métodos) da instância e </text:span><text:span text:style-name="Source_20_Text"><text:span text:style-name="T7">self</text:span></text:span><text:span text:style-name="T7"> para acessar membros estáticos.</text:span></text:p>
        <text:p text:style-name="P19">Herança</text:p>
        <text:p text:style-name="Text_20_body"><text:span text:style-name="T7">Quando se usa herança, no entanto, há diferença entre usar </text:span><text:span text:style-name="Source_20_Text"><text:span text:style-name="T7">self</text:span></text:span><text:span text:style-name="T7"> e </text:span><text:span text:style-name="Source_20_Text"><text:span text:style-name="T7">$this</text:span></text:span><text:span text:style-name="T7"> ao chamar um método da instância:</text:span></text:p>
        <text:list xml:id="list7339983366765273204" text:style-name="L1">
          <text:list-item>
            <text:p><text:span text:style-name="Source_20_Text"><text:span text:style-name="T7">self::metodo()</text:span></text:span><text:span text:style-name="T7"> chama o </text:span><text:span text:style-name="Source_20_Text"><text:span text:style-name="T7">metodo()</text:span></text:span><text:span text:style-name="T7"> da classe atual; </text:span></text:p>
            <text:p><text:span text:style-name="Source_20_Text"><text:span text:style-name="T7">$this-&gt;metodo()</text:span></text:span><text:span text:style-name="T7"> chama o </text:span><text:span text:style-name="Source_20_Text"><text:span text:style-name="T7">metodo()</text:span></text:span><text:span text:style-name="T7"> da classe usada para instanciar o objeto que está sendo executado (que pode ser uma subclasse da classe onde a chamada é feita). Você pode descobrir que classe é essa usando </text:span><text:span text:style-name="Source_20_Text"><text:span text:style-name="T7">get_class($this)</text:span></text:span><text:span text:style-name="T7">. </text:span></text:p>
          </text:list-item>
        </text:list>
        <text:p text:style-name="P18"/>
        <text:p text:style-name="P18"/>
        <text:p text:style-name="P18"/>
        <text:p text:style-name="P18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0T16:03:56.173577495</meta:creation-date>
    <dc:date>2017-03-23T17:19:41.027609198</dc:date>
    <meta:editing-duration>PT4H58M19S</meta:editing-duration>
    <meta:editing-cycles>11</meta:editing-cycles>
    <meta:generator>LibreOffice/5.1.6.2$Linux_X86_64 LibreOffice_project/10m0$Build-2</meta:generator>
    <meta:document-statistic meta:table-count="4" meta:image-count="0" meta:object-count="0" meta:page-count="2" meta:paragraph-count="170" meta:word-count="617" meta:character-count="3621" meta:non-whitespace-character-count="2964"/>
  </office:meta>
</office:document-meta>
</file>